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F00000046C1C30EEF3CE949B6.png" manifest:media-type="image/png"/>
  <manifest:file-entry manifest:full-path="Pictures/10000001000001E0000000663B270C9FC187C47B.png" manifest:media-type="image/png"/>
  <manifest:file-entry manifest:full-path="Pictures/10000001000004E600000104D2F931C1308C9D57.png" manifest:media-type="image/png"/>
  <manifest:file-entry manifest:full-path="Pictures/1000000100000376000000C1AEC70D452BAC0532.png" manifest:media-type="image/png"/>
  <manifest:file-entry manifest:full-path="Pictures/10000001000003120000013FBC305FA034261966.png" manifest:media-type="image/png"/>
  <manifest:file-entry manifest:full-path="Pictures/10000001000002FC000000342CC3073CA7279625.png" manifest:media-type="image/png"/>
  <manifest:file-entry manifest:full-path="Pictures/10000001000003A300000058ABD63B39A0E2A446.png" manifest:media-type="image/png"/>
  <manifest:file-entry manifest:full-path="Pictures/10000001000002FC000000E8EA8ABC5C6866DE41.png" manifest:media-type="image/png"/>
  <manifest:file-entry manifest:full-path="Pictures/10000001000003A3000000D78F3EA72110B3D9B2.png" manifest:media-type="image/png"/>
  <manifest:file-entry manifest:full-path="Pictures/10000001000001E0000000465D2FF52F08313FAB.png" manifest:media-type="image/png"/>
  <manifest:file-entry manifest:full-path="Pictures/1000000100000736000003F16CAF0F3C14DC6690.png" manifest:media-type="image/png"/>
  <manifest:file-entry manifest:full-path="Pictures/10000001000001B5000000AB0CEF7612C1DE4EA1.png" manifest:media-type="image/png"/>
  <manifest:file-entry manifest:full-path="Pictures/10000001000001E00000004605ADAD390A8539A1.png" manifest:media-type="image/png"/>
  <manifest:file-entry manifest:full-path="Pictures/10000001000001E00000004DCEF66E9BCA4F64E9.png" manifest:media-type="image/png"/>
  <manifest:file-entry manifest:full-path="Pictures/10000001000004CA00000095F7CD38B2ADD3286F.png" manifest:media-type="image/png"/>
  <manifest:file-entry manifest:full-path="Pictures/10000001000001E000000046D11D6E60D1F286EC.png" manifest:media-type="image/png"/>
  <manifest:file-entry manifest:full-path="Pictures/100000010000071D00000138C72607FAD584D45F.png" manifest:media-type="image/png"/>
  <manifest:file-entry manifest:full-path="Pictures/100000010000041A0000004537BF800E180DC499.png" manifest:media-type="image/png"/>
  <manifest:file-entry manifest:full-path="Pictures/10000001000002FC00000113972438096747A494.png" manifest:media-type="image/png"/>
  <manifest:file-entry manifest:full-path="Pictures/10000001000002FC0000005784E3ECD264BFE0C5.png" manifest:media-type="image/png"/>
  <manifest:file-entry manifest:full-path="Pictures/100000010000041A000000458713982652264A62.png" manifest:media-type="image/png"/>
  <manifest:file-entry manifest:full-path="Pictures/10000001000002FC00000048B5174F511025A9CE.png" manifest:media-type="image/png"/>
  <manifest:file-entry manifest:full-path="Pictures/10000001000002FC00000092A12A2B595CB24EEA.png" manifest:media-type="image/png"/>
  <manifest:file-entry manifest:full-path="Pictures/100000010000072900000096AD57E277F3BF615F.png" manifest:media-type="image/png"/>
  <manifest:file-entry manifest:full-path="Pictures/100000010000063B000000B396D9E39ECABB0B91.png" manifest:media-type="image/png"/>
  <manifest:file-entry manifest:full-path="Pictures/10000001000002FC000001E57F76483BFFE09C1F.png" manifest:media-type="image/png"/>
  <manifest:file-entry manifest:full-path="Pictures/10000001000003A300000058D49EF35CEC4C5208.png" manifest:media-type="image/png"/>
  <manifest:file-entry manifest:full-path="Pictures/10000001000002FC00000049307C6E57A6CDE046.png" manifest:media-type="image/png"/>
  <manifest:file-entry manifest:full-path="Pictures/1000000100000413000000C366F264668829F42A.png" manifest:media-type="image/png"/>
  <manifest:file-entry manifest:full-path="Pictures/10000001000003A30000006877E60A556525AFEA.png" manifest:media-type="image/png"/>
  <manifest:file-entry manifest:full-path="Pictures/100000010000041C000000F20BA81D8908C69B4B.png" manifest:media-type="image/png"/>
  <manifest:file-entry manifest:full-path="Pictures/10000001000002FC000001AF1E7F34C1571AEFA1.png" manifest:media-type="image/png"/>
  <manifest:file-entry manifest:full-path="Pictures/10000001000007800000043814E773413DF92578.png" manifest:media-type="image/png"/>
  <manifest:file-entry manifest:full-path="Pictures/10000001000003120000026F2CD72E18B0363E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>
        <style:tab-stops>
          <style:tab-stop style:position="1.842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size="20pt" fo:font-weight="bold" officeooo:rsid="00154967" officeooo:paragraph-rsid="00154967" style:font-size-asian="20pt" style:font-weight-asian="bold" style:font-size-complex="20pt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189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512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852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2.517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7.103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1.60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j Jamsutkar - 80122</text:p>
      <text:p text:style-name="P1"/>
      <text:p text:style-name="P1">Assignment No:-1</text:p>
      <text:p text:style-name="P1"/>
      <text:p text:style-name="P2"><text:tab/></text:p>
      <text:p text:style-name="P3">1)man:-</text:p>
      <text:p text:style-name="P3"/>
      <text:p text:style-name="P3">Command:- man cal(Command to get help about commands).</text:p>
      <text:p text:style-name="Standard"><draw:frame draw:style-name="fr8" draw:name="Image2" text:anchor-type="paragraph" svg:x="-0.035cm" svg:y="0.517cm" svg:width="24.888cm" style:rel-width="scale" svg:height="14.455cm" style:rel-height="scale" draw:z-index="32"><draw:image xlink:href="Pictures/10000001000007800000043814E773413DF92578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2)uname:-</text:p>
      <text:p text:style-name="P3"/>
      <text:p text:style-name="P3">command:-uname(Print System information).</text:p>
      <text:p text:style-name="Standard"><draw:frame draw:style-name="fr2" draw:name="Image1" text:anchor-type="paragraph" svg:x="0.388cm" svg:y="0.49cm" svg:width="12.7cm" style:rel-width="scale" svg:height="1.852cm" style:rel-height="scale" draw:z-index="33"><draw:image xlink:href="Pictures/10000001000001E0000000465D2FF52F08313FA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3)pwd:-</text:p>
      <text:p text:style-name="P3"/>
      <text:p text:style-name="P3">command:-pwd(Print current directory).</text:p>
      <text:p text:style-name="P3"/>
      <text:p text:style-name="Standard"><draw:frame draw:style-name="fr2" draw:name="Image3" text:anchor-type="paragraph" svg:x="0.071cm" svg:y="0cm" svg:width="12.7cm" style:rel-width="scale" svg:height="1.852cm" style:rel-height="scale" draw:z-index="0"><draw:image xlink:href="Pictures/10000001000001E000000046D11D6E60D1F286EC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4)hostname:-</text:p>
      <text:p text:style-name="P3"/>
      <text:p text:style-name="P3">command:-hostname(Print IP address and hostname of the machine)</text:p>
      <text:p text:style-name="P3"/>
      <text:p text:style-name="Standard"><draw:frame draw:style-name="fr2" draw:name="Image4" text:anchor-type="paragraph" svg:x="0.071cm" svg:y="0cm" svg:width="12.7cm" style:rel-width="scale" svg:height="1.852cm" style:rel-height="scale" draw:z-index="1"><draw:image xlink:href="Pictures/10000001000001E00000004605ADAD390A8539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><text:soft-page-break/>5)date:-</text:p>
      <text:p text:style-name="P3"/>
      <text:p text:style-name="P3">command:-date(Find today’s date)</text:p>
      <text:p text:style-name="P3"/>
      <text:p text:style-name="Standard"><draw:frame draw:style-name="fr2" draw:name="Image5" text:anchor-type="paragraph" svg:x="0.071cm" svg:y="0cm" svg:width="12.7cm" style:rel-width="scale" svg:height="2.037cm" style:rel-height="scale" draw:z-index="2"><draw:image xlink:href="Pictures/10000001000001E00000004DCEF66E9BCA4F64E9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6)cal:-</text:p>
      <text:p text:style-name="P3"/>
      <text:p text:style-name="P3">command:-cal(Print calendar for current year)</text:p>
      <text:p text:style-name="P3"/>
      <text:p text:style-name="Standard"><draw:frame draw:style-name="fr2" draw:name="Image6" text:anchor-type="paragraph" svg:x="0.191cm" svg:y="0cm" svg:width="11.562cm" style:rel-width="scale" svg:height="4.524cm" style:rel-height="scale" draw:z-index="3"><draw:image xlink:href="Pictures/10000001000001B5000000AB0CEF7612C1DE4E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)ls, dir:-</text:p>
      <text:p text:style-name="P3"/>
      <text:p text:style-name="P3">commnad:-ls,dir(See directory structure)</text:p>
      <text:p text:style-name="P3"/>
      <text:p text:style-name="Standard"><draw:frame draw:style-name="fr1" draw:name="Image7" text:anchor-type="paragraph" svg:width="24.474cm" style:rel-width="scale" svg:height="5.106cm" style:rel-height="scale" draw:z-index="27"><draw:image xlink:href="Pictures/1000000100000376000000C1AEC70D452BAC0532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2" draw:name="Image8" text:anchor-type="paragraph" svg:x="0.45cm" svg:y="0.291cm" svg:width="25.234cm" style:rel-width="scale" svg:height="3.122cm" style:rel-height="scale" draw:z-index="28"><draw:image xlink:href="Pictures/10000001000004CA00000095F7CD38B2ADD3286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8)cat:-</text:p>
      <text:p text:style-name="P3"/>
      <text:p text:style-name="P3">command:-cat&gt;Test.txt(create file)</text:p>
      <text:p text:style-name="Standard"><draw:frame draw:style-name="fr2" draw:name="Image9" text:anchor-type="paragraph" svg:x="-0.564cm" svg:y="0.464cm" svg:width="27.439cm" style:rel-width="scale" svg:height="3.103cm" style:rel-height="scale" draw:z-index="4"><draw:image xlink:href="Pictures/10000001000003A30000006877E60A556525AFEA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9)cat &gt;&gt;:-</text:p>
      <text:p text:style-name="P3"/>
      <text:p text:style-name="P3">command:- cat&gt;&gt;Test.txt(Append some text into existing file)</text:p>
      <text:p text:style-name="P3"/>
      <text:p text:style-name="Standard"><draw:frame draw:style-name="fr2" draw:name="Image10" text:anchor-type="paragraph" svg:x="-0.67cm" svg:y="0cm" svg:width="26.989cm" style:rel-width="scale" svg:height="5.689cm" style:rel-height="scale" draw:z-index="5"><draw:image xlink:href="Pictures/10000001000003A3000000D78F3EA72110B3D9B2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>10)cp:-</text:p>
      <text:p text:style-name="P3"/>
      <text:p text:style-name="P3">command:-(Copy a file, Copy a directory)</text:p>
      <text:p text:style-name="P3"/>
      <text:p text:style-name="P3">Copy a file:-</text:p>
      <text:p text:style-name="P3"/>
      <text:p text:style-name="Standard"><draw:frame draw:style-name="fr2" draw:name="Image11" text:anchor-type="paragraph" svg:x="-0.723cm" svg:y="0cm" svg:width="27.016cm" style:rel-width="scale" svg:height="2.764cm" style:rel-height="scale" draw:z-index="6"><draw:image xlink:href="Pictures/10000001000003A300000058ABD63B39A0E2A44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Copy a directory:-</text:p>
      <text:p text:style-name="P3"/>
      <text:p text:style-name="Standard"><draw:frame draw:style-name="fr2" draw:name="Image12" text:anchor-type="paragraph" svg:x="-0.697cm" svg:y="0cm" svg:width="27.016cm" style:rel-width="scale" svg:height="2.328cm" style:rel-height="scale" draw:z-index="7"><draw:image xlink:href="Pictures/10000001000003A300000058D49EF35CEC4C5208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1)mv:-</text:p>
      <text:p text:style-name="P3"/>
      <text:p text:style-name="P3">command:- mv Test.txt new.txt--&gt;for rename</text:p>
      <text:p text:style-name="P3"><text:tab/><text:tab/> <text:s text:c="2"/>mv new.txt OSC(Move the files)</text:p>
      <text:p text:style-name="P3"/>
      <text:p text:style-name="Standard"><draw:frame draw:style-name="fr1" draw:name="Image13" text:anchor-type="paragraph" svg:width="25.7cm" style:rel-width="scale" svg:height="5.327cm" style:rel-height="scale" draw:z-index="29"><draw:image xlink:href="Pictures/10000001000004E600000104D2F931C1308C9D57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>12)mv(Rename a file):-</text:p>
      <text:p text:style-name="Standard"><draw:frame draw:style-name="fr7" draw:name="Image14" text:anchor-type="paragraph" svg:x="0.457cm" svg:y="-0.527cm" svg:width="24.751cm" style:rel-width="scale" svg:height="6.719cm" style:rel-height="scale" draw:z-index="8"><draw:image xlink:href="Pictures/100000010000071D00000138C72607FAD584D45F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/>
      <text:p text:style-name="P3">13)tac, rev(Print the file in reverse order, Reverse each line in the file):-</text:p>
      <text:p text:style-name="P3"/>
      <text:p text:style-name="P3">tac:-</text:p>
      <text:p text:style-name="P3"/>
      <text:p text:style-name="Standard"><draw:frame draw:style-name="fr6" draw:name="Image15" text:anchor-type="paragraph" svg:x="0.101cm" svg:y="0.279cm" svg:width="24.92cm" style:rel-width="scale" svg:height="2.35cm" style:rel-height="scale" draw:z-index="9"><draw:image xlink:href="Pictures/100000010000041A0000004537BF800E180DC499.png" xlink:type="simple" xlink:show="embed" xlink:actuate="onLoad" draw:mime-type="image/png"/></draw:frame><text:span text:style-name="Default_20_Paragraph_20_Font"><text:span text:style-name="T1"/></text:span></text:p>
      <text:p text:style-name="P3">rev:-</text:p>
      <text:p text:style-name="P3"/>
      <text:p text:style-name="Standard"><draw:frame draw:style-name="fr5" draw:name="Image16" text:anchor-type="paragraph" svg:x="0.164cm" svg:y="0cm" svg:width="24.737cm" style:rel-width="scale" svg:height="1.979cm" style:rel-height="scale" draw:z-index="10"><draw:image xlink:href="Pictures/100000010000041A000000458713982652264A62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14)mkdir:-(Create directory)</text:p>
      <text:p text:style-name="P3"/>
      <text:p text:style-name="Standard"><draw:frame draw:style-name="fr4" draw:name="Image17" text:anchor-type="paragraph" svg:x="0.372cm" svg:y="0cm" svg:width="24.216cm" style:rel-width="scale" svg:height="4.136cm" style:rel-height="scale" draw:z-index="11"><draw:image xlink:href="Pictures/100000010000072900000096AD57E277F3BF615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15)wc:-(Count the words, characters and lines in a file)</text:p>
      <text:p text:style-name="P3"/>
      <text:p text:style-name="Standard"><draw:frame draw:style-name="fr3" draw:name="Image18" text:anchor-type="paragraph" svg:x="-0.009cm" svg:y="0.344cm" svg:width="24.844cm" style:rel-width="scale" svg:height="2.76cm" style:rel-height="scale" draw:z-index="12"><draw:image xlink:href="Pictures/10000001000002FC00000048B5174F511025A9CE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>16)cd(Change current directory):-</text:p>
      <text:p text:style-name="P3"/>
      <text:p text:style-name="Standard"><draw:frame draw:style-name="fr2" draw:name="Image19" text:anchor-type="paragraph" svg:x="1.367cm" svg:y="0.132cm" svg:width="22.094cm" style:rel-width="scale" svg:height="1.824cm" style:rel-height="scale" draw:z-index="13"><draw:image xlink:href="Pictures/10000001000002FC000000342CC3073CA7279625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17)rm(Remove a file, remove a directory ( with -R )):-</text:p>
      <text:p text:style-name="P3"/>
      <text:p text:style-name="P3"/>
      <text:p text:style-name="Standard"><draw:frame draw:style-name="fr1" draw:name="Image30" text:anchor-type="paragraph" svg:width="25.737cm" style:rel-width="scale" svg:height="6.154cm" style:rel-height="scale" draw:z-index="22"><draw:image xlink:href="Pictures/100000010000063B000000B396D9E39ECABB0B91.png" xlink:type="simple" xlink:show="embed" xlink:actuate="onLoad" draw:mime-type="image/png"/></draw:frame><text:span text:style-name="Default_20_Paragraph_20_Font"><text:span text:style-name="T1"/></text:span></text:p>
      <text:p text:style-name="Standard"><draw:frame draw:style-name="fr1" draw:name="Image31" text:anchor-type="paragraph" svg:width="25.7cm" style:rel-width="scale" svg:height="4.805cm" style:rel-height="scale" draw:z-index="30"><draw:image xlink:href="Pictures/1000000100000413000000C366F264668829F42A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>18)rmdir(remove empty directory):-</text:p>
      <text:p text:style-name="P3"/>
      <text:p text:style-name="Standard"><draw:frame draw:style-name="fr2" draw:name="Image20" text:anchor-type="paragraph" svg:x="0.6cm" svg:y="0.132cm" svg:width="22.465cm" style:rel-width="scale" svg:height="3.863cm" style:rel-height="scale" draw:z-index="14"><draw:image xlink:href="Pictures/10000001000002FC00000092A12A2B595CB24EEA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9)touch(change the modification time , Create Multiple empty files at once):-</text:p>
      <text:p text:style-name="P3"/>
      <text:p text:style-name="Standard"><draw:frame draw:style-name="fr2" draw:name="Image21" text:anchor-type="paragraph" svg:x="0.52cm" svg:y="0.344cm" svg:width="22.042cm" style:rel-width="scale" svg:height="2.302cm" style:rel-height="scale" draw:z-index="15"><draw:image xlink:href="Pictures/10000001000002FC0000005784E3ECD264BFE0C5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20)sort(Sort file.):-</text:p>
      <text:p text:style-name="Standard"><draw:frame draw:style-name="fr2" draw:name="Image22" text:anchor-type="paragraph" svg:x="0.443cm" svg:y="0.503cm" svg:width="21.694cm" style:rel-width="scale" svg:height="5.911cm" style:rel-height="scale" draw:z-index="31"><draw:image xlink:href="Pictures/100000010000041C000000F20BA81D8908C69B4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1)uniq(Avoid repetition in a file.):-</text:p>
      <text:p text:style-name="P3"/>
      <text:p text:style-name="Standard"><draw:frame draw:style-name="fr2" draw:name="Image23" text:anchor-type="paragraph" svg:x="0.018cm" svg:y="0cm" svg:width="20.214cm" style:rel-width="scale" svg:height="6.138cm" style:rel-height="scale" draw:z-index="23"><draw:image xlink:href="Pictures/10000001000002FC000000E8EA8ABC5C6866DE4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22)head(Print the specified number of lines from top in the file.):-</text:p>
      <text:p text:style-name="P3"/>
      <text:p text:style-name="Standard"><draw:frame draw:style-name="fr2" draw:name="Image24" text:anchor-type="paragraph" svg:x="-0.062cm" svg:y="0.093cm" svg:width="21.459cm" style:rel-width="scale" svg:height="12.832cm" style:rel-height="scale" draw:z-index="16"><draw:image xlink:href="Pictures/10000001000002FC000001E57F76483BFFE09C1F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3)tail(Print the specified number of lines from bottom in the file.):-</text:p>
      <text:p text:style-name="P3"/>
      <text:p text:style-name="Standard"><draw:frame draw:style-name="fr2" draw:name="Image25" text:anchor-type="paragraph" svg:x="0.018cm" svg:y="0.093cm" svg:width="21.38cm" style:rel-width="scale" svg:height="11.404cm" style:rel-height="scale" draw:z-index="17"><draw:image xlink:href="Pictures/10000001000002FC000001AF1E7F34C1571AEFA1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4)factor(Find the factors of a number):-</text:p>
      <text:p text:style-name="P3"/>
      <text:p text:style-name="Standard"><draw:frame draw:style-name="fr2" draw:name="Image26" text:anchor-type="paragraph" svg:x="0.018cm" svg:y="0cm" svg:width="20.214cm" style:rel-width="scale" svg:height="1.931cm" style:rel-height="scale" draw:z-index="18"><draw:image xlink:href="Pictures/10000001000002FC00000049307C6E57A6CDE04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>25)alias(Create command shortcut):-</text:p>
      <text:p text:style-name="Standard"><draw:frame draw:style-name="fr2" draw:name="Image32" text:anchor-type="paragraph" svg:x="0.203cm" svg:y="0.399cm" svg:width="20.796cm" style:rel-width="scale" svg:height="16.484cm" style:rel-height="scale" draw:z-index="24"><draw:image xlink:href="Pictures/10000001000003120000026F2CD72E18B0363E1A.png" xlink:type="simple" xlink:show="embed" xlink:actuate="onLoad" draw:mime-type="image/png"/></draw:frame><text:soft-page-break/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6)unalias(remove the command shortcut):-</text:p>
      <text:p text:style-name="Standard"><draw:frame draw:style-name="fr2" draw:name="Image33" text:anchor-type="paragraph" svg:x="0.123cm" svg:y="0.609cm" svg:width="20.796cm" style:rel-width="scale" svg:height="8.44cm" style:rel-height="scale" draw:z-index="25"><draw:image xlink:href="Pictures/10000001000003120000013FBC305FA03426196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7)echo(Print environment variables individually):-</text:p>
      <text:p text:style-name="P3"/>
      <text:p text:style-name="Standard"><draw:frame draw:style-name="fr2" draw:name="Image34" text:anchor-type="paragraph" svg:x="0.229cm" svg:y="0.136cm" svg:width="12.7cm" style:rel-width="scale" svg:height="2.699cm" style:rel-height="scale" draw:z-index="26"><draw:image xlink:href="Pictures/10000001000001E0000000663B270C9FC187C47B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28)ps(Print current processes):-</text:p>
      <text:p text:style-name="P3"><text:soft-page-break/></text:p>
      <text:p text:style-name="Standard"><draw:frame draw:style-name="fr2" draw:name="Image27" text:anchor-type="paragraph" svg:x="-0.168cm" svg:y="0.076cm" svg:width="20.214cm" style:rel-width="scale" svg:height="7.276cm" style:rel-height="scale" draw:z-index="19"><draw:image xlink:href="Pictures/10000001000002FC00000113972438096747A494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9)kill(Kill the process):-</text:p>
      <text:p text:style-name="P3"/>
      <text:p text:style-name="Standard"><draw:frame draw:style-name="fr1" draw:name="Image28" text:anchor-type="paragraph" svg:width="25.7cm" style:rel-width="scale" svg:height="1.704cm" style:rel-height="scale" draw:z-index="20"><draw:image xlink:href="Pictures/100000010000041F00000046C1C30EEF3CE949B6.png" xlink:type="simple" xlink:show="embed" xlink:actuate="onLoad" draw:mime-type="image/png"/></draw:frame><text:span text:style-name="Default_20_Paragraph_20_Font"><text:span text:style-name="T1"/></text:span></text:p>
      <text:p text:style-name="P3"/>
      <text:p text:style-name="P3"/>
      <text:p text:style-name="P3">30)env(Print environment variables):-</text:p>
      <text:p text:style-name="P3"/>
      <text:p text:style-name="Standard"><draw:frame draw:style-name="fr1" draw:name="Image29" text:anchor-type="paragraph" svg:width="27.342cm" style:rel-width="scale" svg:height="14.046cm" style:rel-height="scale" draw:z-index="21"><draw:image xlink:href="Pictures/1000000100000736000003F16CAF0F3C14DC6690.png" xlink:type="simple" xlink:show="embed" xlink:actuate="onLoad" draw:mime-type="image/png"/></draw:frame><text:span text:style-name="Default_20_Paragraph_20_Font"><text:span text:style-name="T1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3-12-06T17:39:00Z</meta:creation-date>
    <dc:date>2023-12-22T19:47:26.313027314</dc:date>
    <meta:editing-cycles>19</meta:editing-cycles>
    <meta:editing-duration>PT1H4M35S</meta:editing-duration>
    <meta:document-statistic meta:table-count="0" meta:image-count="34" meta:object-count="0" meta:page-count="8" meta:paragraph-count="49" meta:word-count="195" meta:character-count="1539" meta:non-whitespace-character-count="1387"/>
    <meta:template xlink:type="simple" xlink:actuate="onRequest" xlink:title="" xlink:href="Normal"/>
  </office:meta>
</office:document-meta>
</file>